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5.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00fbb36"/>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Contents_20_4">
      <style:paragraph-properties>
        <style:tab-stops>
          <style:tab-stop style:position="6.3354in" style:type="right" style:leader-style="dotted" style:leader-text="."/>
        </style:tab-stops>
      </style:paragraph-properties>
    </style:style>
    <style:style style:name="P6" style:family="paragraph" style:parent-style-name="Heading_20_3">
      <style:paragraph-properties fo:break-before="page"/>
    </style:style>
    <style:style style:name="P7" style:family="paragraph" style:parent-style-name="Standard">
      <style:paragraph-properties fo:break-before="page"/>
      <style:text-properties officeooo:rsid="000fbb36" officeooo:paragraph-rsid="000fbb36"/>
    </style:style>
    <style:style style:name="P8" style:family="paragraph" style:parent-style-name="Heading_20_3">
      <style:text-properties officeooo:paragraph-rsid="00133c73"/>
    </style:style>
    <style:style style:name="P9" style:family="paragraph" style:parent-style-name="Standard">
      <style:text-properties officeooo:rsid="000fbb36" officeooo:paragraph-rsid="000fbb36"/>
    </style:style>
    <style:style style:name="P10" style:family="paragraph" style:parent-style-name="Standard">
      <style:text-properties officeooo:rsid="00130069" officeooo:paragraph-rsid="00130069"/>
    </style:style>
    <style:style style:name="P11" style:family="paragraph" style:parent-style-name="Standard">
      <style:text-properties officeooo:rsid="001336d2" officeooo:paragraph-rsid="001336d2"/>
    </style:style>
    <style:style style:name="P12" style:family="paragraph" style:parent-style-name="Table_20_Contents">
      <style:text-properties officeooo:rsid="000fbb36" officeooo:paragraph-rsid="000fbb36"/>
    </style:style>
    <style:style style:name="P13" style:family="paragraph" style:parent-style-name="Text_20_body">
      <style:text-properties officeooo:rsid="000fbb36" officeooo:paragraph-rsid="000fbb36"/>
    </style:style>
    <style:style style:name="P14" style:family="paragraph" style:parent-style-name="Text_20_body">
      <style:text-properties officeooo:rsid="00130069" officeooo:paragraph-rsid="00130069"/>
    </style:style>
    <style:style style:name="P15" style:family="paragraph" style:parent-style-name="Text_20_body">
      <style:text-properties officeooo:rsid="001336d2" officeooo:paragraph-rsid="001336d2"/>
    </style:style>
    <style:style style:name="P16" style:family="paragraph" style:parent-style-name="Text_20_body">
      <style:text-properties officeooo:paragraph-rsid="001336d2"/>
    </style:style>
    <style:style style:name="P17" style:family="paragraph" style:parent-style-name="Text_20_body">
      <style:text-properties officeooo:paragraph-rsid="00133c73"/>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style:font-name="Liberation Serif"/>
    </style:style>
    <style:style style:name="P20" style:family="paragraph" style:parent-style-name="Heading_20_2">
      <style:text-properties style:font-name="Liberation Serif"/>
    </style:style>
    <style:style style:name="P21" style:family="paragraph" style:parent-style-name="Heading_20_2">
      <style:text-properties style:font-name="Liberation Serif" officeooo:rsid="00130069" officeooo:paragraph-rsid="00130069"/>
    </style:style>
    <style:style style:name="P22" style:family="paragraph" style:parent-style-name="Heading_20_2">
      <style:text-properties style:font-name="Liberation Serif" officeooo:rsid="001336d2" officeooo:paragraph-rsid="001336d2"/>
    </style:style>
    <style:style style:name="P23" style:family="paragraph" style:parent-style-name="Table_20_Contents">
      <style:text-properties officeooo:rsid="001e118c" officeooo:paragraph-rsid="001e118c"/>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text-properties officeooo:rsid="001e118c" officeooo:paragraph-rsid="001e118c"/>
    </style:style>
    <style:style style:name="P47" style:family="paragraph" style:parent-style-name="Text_20_body">
      <style:text-properties officeooo:paragraph-rsid="001e118c"/>
    </style:style>
    <style:style style:name="P48" style:family="paragraph" style:parent-style-name="Text_20_body" style:list-style-name="L1">
      <style:paragraph-properties fo:margin-top="0in" fo:margin-bottom="0in" loext:contextual-spacing="false"/>
    </style:style>
    <style:style style:name="P49" style:family="paragraph" style:parent-style-name="Text_20_body" style:list-style-name="L2">
      <style:paragraph-properties fo:margin-top="0in" fo:margin-bottom="0in" loext:contextual-spacing="false"/>
    </style:style>
    <style:style style:name="P50" style:family="paragraph" style:parent-style-name="Text_20_body" style:list-style-name="L3">
      <style:paragraph-properties fo:margin-top="0in" fo:margin-bottom="0in" loext:contextual-spacing="false"/>
    </style:style>
    <style:style style:name="P51" style:family="paragraph" style:parent-style-name="Text_20_body" style:list-style-name="L4">
      <style:paragraph-properties fo:margin-top="0in" fo:margin-bottom="0in" loext:contextual-spacing="false"/>
    </style:style>
    <style:style style:name="P52" style:family="paragraph" style:parent-style-name="Text_20_body" style:list-style-name="L5">
      <style:paragraph-properties fo:margin-top="0in" fo:margin-bottom="0in" loext:contextual-spacing="false"/>
    </style:style>
    <style:style style:name="P53" style:family="paragraph" style:parent-style-name="Text_20_body" style:list-style-name="L6">
      <style:paragraph-properties fo:margin-top="0in" fo:margin-bottom="0in" loext:contextual-spacing="false"/>
    </style:style>
    <style:style style:name="P54" style:family="paragraph" style:parent-style-name="Text_20_body" style:list-style-name="L7">
      <style:paragraph-properties fo:margin-top="0in" fo:margin-bottom="0in" loext:contextual-spacing="false"/>
    </style:style>
    <style:style style:name="P55" style:family="paragraph" style:parent-style-name="Text_20_body" style:list-style-name="L8">
      <style:paragraph-properties fo:margin-top="0in" fo:margin-bottom="0in" loext:contextual-spacing="false"/>
    </style:style>
    <style:style style:name="P56" style:family="paragraph" style:parent-style-name="Text_20_body" style:list-style-name="L9">
      <style:paragraph-properties fo:margin-top="0in" fo:margin-bottom="0in" loext:contextual-spacing="false"/>
    </style:style>
    <style:style style:name="P57" style:family="paragraph" style:parent-style-name="Text_20_body" style:list-style-name="L10">
      <style:paragraph-properties fo:margin-top="0in" fo:margin-bottom="0in" loext:contextual-spacing="false"/>
    </style:style>
    <style:style style:name="P58" style:family="paragraph" style:parent-style-name="Text_20_body" style:list-style-name="L11">
      <style:paragraph-properties fo:margin-top="0in" fo:margin-bottom="0in" loext:contextual-spacing="false"/>
    </style:style>
    <style:style style:name="P59" style:family="paragraph" style:parent-style-name="Text_20_body" style:list-style-name="L12">
      <style:paragraph-properties fo:margin-top="0in" fo:margin-bottom="0in" loext:contextual-spacing="false"/>
    </style:style>
    <style:style style:name="P60" style:family="paragraph" style:parent-style-name="Text_20_body" style:list-style-name="L13">
      <style:paragraph-properties fo:margin-top="0in" fo:margin-bottom="0in" loext:contextual-spacing="false"/>
    </style:style>
    <style:style style:name="P61" style:family="paragraph" style:parent-style-name="Text_20_body" style:list-style-name="L16">
      <style:paragraph-properties fo:margin-top="0in" fo:margin-bottom="0in" loext:contextual-spacing="false"/>
    </style:style>
    <style:style style:name="P62" style:family="paragraph" style:parent-style-name="Text_20_body" style:list-style-name="L17">
      <style:paragraph-properties fo:margin-top="0in" fo:margin-bottom="0in" loext:contextual-spacing="false"/>
    </style:style>
    <style:style style:name="P63" style:family="paragraph" style:parent-style-name="Text_20_body" style:list-style-name="L18">
      <style:paragraph-properties fo:margin-top="0in" fo:margin-bottom="0in" loext:contextual-spacing="false"/>
    </style:style>
    <style:style style:name="P64" style:family="paragraph" style:parent-style-name="Text_20_body" style:list-style-name="L19">
      <style:paragraph-properties fo:margin-top="0in" fo:margin-bottom="0in" loext:contextual-spacing="false"/>
    </style:style>
    <style:style style:name="P65" style:family="paragraph" style:parent-style-name="Text_20_body" style:list-style-name="L20">
      <style:paragraph-properties fo:margin-top="0in" fo:margin-bottom="0in" loext:contextual-spacing="false"/>
    </style:style>
    <style:style style:name="P66" style:family="paragraph" style:parent-style-name="Text_20_body" style:list-style-name="L21">
      <style:paragraph-properties fo:margin-top="0in" fo:margin-bottom="0in" loext:contextual-spacing="false"/>
    </style:style>
    <style:style style:name="P67" style:family="paragraph" style:parent-style-name="Text_20_body" style:list-style-name="L22">
      <style:paragraph-properties fo:margin-top="0in" fo:margin-bottom="0in" loext:contextual-spacing="false"/>
    </style:style>
    <style:style style:name="P68" style:family="paragraph">
      <loext:graphic-properties draw:fill="none" draw:fill-color="#ffffff"/>
      <style:text-properties fo:font-size="10pt" style:font-size-asian="10pt" style:font-size-complex="10pt"/>
    </style:style>
    <style:style style:name="T1" style:family="text">
      <style:text-properties officeooo:rsid="000fbb36"/>
    </style:style>
    <style:style style:name="T2" style:family="text">
      <style:text-properties officeooo:rsid="00130069"/>
    </style:style>
    <style:style style:name="T3" style:family="text">
      <style:text-properties style:font-name="Liberation Serif"/>
    </style:style>
    <style:style style:name="T4" style:family="text">
      <style:text-properties style:font-name="Liberation Serif" officeooo:rsid="001336d2"/>
    </style:style>
    <style:style style:name="T5" style:family="text">
      <style:text-properties style:font-name="Liberation Serif" officeooo:rsid="00133c73"/>
    </style:style>
    <style:style style:name="T6" style:family="text">
      <style:text-properties style:font-name="Liberation Serif" officeooo:rsid="000fe23a"/>
    </style:style>
    <style:style style:name="T7" style:family="text">
      <style:text-properties style:font-name="Liberation Serif" officeooo:rsid="001af162"/>
    </style:style>
    <style:style style:name="T8" style:family="text">
      <style:text-properties officeooo:rsid="00133c73"/>
    </style:style>
    <style:style style:name="T9" style:family="text">
      <style:text-properties officeooo:rsid="0019516f"/>
    </style:style>
    <style:style style:name="T10" style:family="text">
      <style:text-properties officeooo:rsid="001af162"/>
    </style:style>
    <style:style style:name="T11" style:family="text">
      <style:text-properties style:font-name="Liberation Sans" fo:font-size="18pt" officeooo:rsid="001cb9f7" style:font-name-asian="Droid Sans Fallback" style:font-size-asian="18pt" style:font-name-complex="Droid Sans Devanagari" style:font-size-complex="18pt"/>
    </style:style>
    <style:style style:name="T12" style:family="text">
      <style:text-properties officeooo:rsid="001e118c"/>
    </style:style>
    <style:style style:name="T13"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2.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92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17 Protocol Specification</text:p>
      <text:p text:style-name="P9"/>
      <text:p text:style-name="Subtitle">M17 <text:span text:style-name="T11">Working Group</text:span></text:p>
      <text:p text:style-name="P9"/>
      <text:p text:style-name="Text_20_body"><text:bookmark-start text:name="__RefHeading___Toc302_2877472192"/>DRAFT<text:bookmark-end text:name="__RefHeading___Toc302_2877472192"/></text:p>
      <text:p text:style-name="Text_20_body"/>
      <text:p text:style-name="P46">Authors:<text:tab/>Mark KR6ZY</text:p>
      <text:p text:style-name="P47"><text:span text:style-name="T12"><text:tab/><text:tab/></text:span>J<text:span text:style-name="T12">eroen</text:span> <text:span text:style-name="T12">PE1RXQ</text:span></text:p>
      <text:p text:style-name="P47"><text:tab/><text:tab/><text:span text:style-name="T12">Wojciech SP5WWP</text:span></text:p>
      <text:p text:style-name="Text_20_body"><text:tab/><text:tab/><text:span text:style-name="T12">Steve KC1AWV</text:span></text:p>
      <text:p text:style-name="Text_20_body"/>
      <text:p text:style-name="Text_20_body"><text:bookmark-start text:name="__RefHeading___Toc304_2877472192"/>Formatted by Steve Miller, KC1AWV<text:bookmark-end text:name="__RefHeading___Toc304_2877472192"/></text:p>
      <text:p text:style-name="P7">Document History</text:p>
      <text:p text:style-name="P9"/>
      <table:table table:name="Table1" table:style-name="Table1">
        <table:table-column table:style-name="Table1.A"/>
        <table:table-column table:style-name="Table1.B"/>
        <table:table-row>
          <table:table-cell table:style-name="Table1.A1" office:value-type="string">
            <text:p text:style-name="P12">Date</text:p>
          </table:table-cell>
          <table:table-cell table:style-name="Table1.B1" office:value-type="string">
            <text:p text:style-name="P12">Comments</text:p>
          </table:table-cell>
        </table:table-row>
        <table:table-row>
          <table:table-cell table:style-name="Table1.A2" office:value-type="string">
            <text:p text:style-name="P12">19 December 2019</text:p>
          </table:table-cell>
          <table:table-cell table:style-name="Table1.B2" office:value-type="string">
            <text:p text:style-name="P12">Initial formatting - <text:span text:style-name="T8">KC1AWV</text:span></text:p>
          </table:table-cell>
        </table:table-row>
        <table:table-row>
          <table:table-cell table:style-name="Table1.A2" office:value-type="string">
            <text:p text:style-name="P23">20 December 2019</text:p>
          </table:table-cell>
          <table:table-cell table:style-name="Table1.B2" office:value-type="string">
            <text:p text:style-name="P23">Author credits - KC1AWV</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9"/>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97_2877472192" text:style-name="Index_20_Link" text:visited-style-name="Index_20_Link">I. M17 RF Protocol: Summary<text:tab/>4</text:a></text:p>
          <text:p text:style-name="P2"><text:a xlink:type="simple" xlink:href="#__RefHeading___Toc199_2877472192" text:style-name="Index_20_Link" text:visited-style-name="Index_20_Link">II. Physical Layer<text:tab/>5</text:a></text:p>
          <text:p text:style-name="P2"><text:a xlink:type="simple" xlink:href="#__RefHeading___Toc201_2877472192" text:style-name="Index_20_Link" text:visited-style-name="Index_20_Link">III. Data Link Layer<text:tab/>6</text:a></text:p>
          <text:p text:style-name="P3"><text:a xlink:type="simple" xlink:href="#__RefHeading___Toc203_2877472192" text:style-name="Index_20_Link" text:visited-style-name="Index_20_Link">1 Packet Mode:<text:tab/>6</text:a></text:p>
          <text:p text:style-name="P3"><text:a xlink:type="simple" xlink:href="#__RefHeading___Toc205_2877472192" text:style-name="Index_20_Link" text:visited-style-name="Index_20_Link">2 Packet Format:<text:tab/>6</text:a></text:p>
          <text:p text:style-name="P3"><text:a xlink:type="simple" xlink:href="#__RefHeading___Toc195_2877472192" text:style-name="Index_20_Link" text:visited-style-name="Index_20_Link">3 Frame Format:<text:tab/>7</text:a></text:p>
          <text:p text:style-name="P2"><text:a xlink:type="simple" xlink:href="#__RefHeading___Toc213_2877472192" text:style-name="Index_20_Link" text:visited-style-name="Index_20_Link">IV. Application Layer<text:tab/>9</text:a></text:p>
          <text:p text:style-name="P3"><text:a xlink:type="simple" xlink:href="#__RefHeading___Toc215_2877472192" text:style-name="Index_20_Link" text:visited-style-name="Index_20_Link">1 Packet Formats<text:tab/>9</text:a></text:p>
          <text:p text:style-name="P4"><text:a xlink:type="simple" xlink:href="#__RefHeading___Toc217_2877472192" text:style-name="Index_20_Link" text:visited-style-name="Index_20_Link">1.1 Start Stream<text:tab/>9</text:a></text:p>
          <text:p text:style-name="P4"><text:a xlink:type="simple" xlink:href="#__RefHeading___Toc219_2877472192" text:style-name="Index_20_Link" text:visited-style-name="Index_20_Link">1.2 Identity Beacon Packet<text:tab/>9</text:a></text:p>
          <text:p text:style-name="P4"><text:a xlink:type="simple" xlink:href="#__RefHeading___Toc221_2877472192" text:style-name="Index_20_Link" text:visited-style-name="Index_20_Link">1.3 Key Negotiation<text:tab/>10</text:a></text:p>
          <text:p text:style-name="P4"><text:a xlink:type="simple" xlink:href="#__RefHeading___Toc223_2877472192" text:style-name="Index_20_Link" text:visited-style-name="Index_20_Link">1.4 Ping<text:tab/>10</text:a></text:p>
          <text:p text:style-name="P3"><text:a xlink:type="simple" xlink:href="#__RefHeading___Toc236_2877472192" text:style-name="Index_20_Link" text:visited-style-name="Index_20_Link">2 Stream Types<text:tab/>10</text:a></text:p>
          <text:p text:style-name="P4"><text:a xlink:type="simple" xlink:href="#__RefHeading___Toc238_2877472192" text:style-name="Index_20_Link" text:visited-style-name="Index_20_Link">2.1 Voice Streams<text:tab/>10</text:a></text:p>
          <text:p text:style-name="P5"><text:a xlink:type="simple" xlink:href="#__RefHeading___Toc240_2877472192" text:style-name="Index_20_Link" text:visited-style-name="Index_20_Link">CODEC2, All bit rates<text:tab/>10</text:a></text:p>
          <text:p text:style-name="P5"><text:a xlink:type="simple" xlink:href="#__RefHeading___Toc242_2877472192" text:style-name="Index_20_Link" text:visited-style-name="Index_20_Link">CODEC2 3200bps<text:tab/>10</text:a></text:p>
          <text:p text:style-name="P5"><text:a xlink:type="simple" xlink:href="#__RefHeading___Toc244_2877472192" text:style-name="Index_20_Link" text:visited-style-name="Index_20_Link">CODEC2 2400bps<text:tab/>11</text:a></text:p>
          <text:p text:style-name="P5"><text:a xlink:type="simple" xlink:href="#__RefHeading___Toc246_2877472192" text:style-name="Index_20_Link" text:visited-style-name="Index_20_Link">CODEC2 2400bps, Resiliant Mode<text:tab/>11</text:a></text:p>
          <text:p text:style-name="P5"><text:a xlink:type="simple" xlink:href="#__RefHeading___Toc248_2877472192" text:style-name="Index_20_Link" text:visited-style-name="Index_20_Link">CODEC2_MODE_1600<text:tab/>11</text:a></text:p>
          <text:p text:style-name="P5"><text:a xlink:type="simple" xlink:href="#__RefHeading___Toc250_2877472192" text:style-name="Index_20_Link" text:visited-style-name="Index_20_Link">CODEC2_MODE_1400<text:tab/>11</text:a></text:p>
          <text:p text:style-name="P5"><text:a xlink:type="simple" xlink:href="#__RefHeading___Toc252_2877472192" text:style-name="Index_20_Link" text:visited-style-name="Index_20_Link">CODEC2_MODE_1300<text:tab/>12</text:a></text:p>
          <text:p text:style-name="P5"><text:a xlink:type="simple" xlink:href="#__RefHeading___Toc254_2877472192" text:style-name="Index_20_Link" text:visited-style-name="Index_20_Link">CODEC2_MODE_1200<text:tab/>12</text:a></text:p>
          <text:p text:style-name="P5"><text:a xlink:type="simple" xlink:href="#__RefHeading___Toc256_2877472192" text:style-name="Index_20_Link" text:visited-style-name="Index_20_Link">CODEC2_MODE_700<text:tab/>12</text:a></text:p>
          <text:p text:style-name="P4"><text:a xlink:type="simple" xlink:href="#__RefHeading___Toc258_2877472192" text:style-name="Index_20_Link" text:visited-style-name="Index_20_Link">2.2 File Transfer Stream<text:tab/>12</text:a></text:p>
          <text:p text:style-name="P3"><text:a xlink:type="simple" xlink:href="#__RefHeading___Toc263_2877472192" text:style-name="Index_20_Link" text:visited-style-name="Index_20_Link">3 Encryption Types<text:tab/>12</text:a></text:p>
          <text:p text:style-name="P4"><text:a xlink:type="simple" xlink:href="#__RefHeading___Toc265_2877472192" text:style-name="Index_20_Link" text:visited-style-name="Index_20_Link">3.1 Null Encryption<text:tab/>12</text:a></text:p>
          <text:p text:style-name="P3"><text:a xlink:type="simple" xlink:href="#__RefHeading___Toc267_2877472192" text:style-name="Index_20_Link" text:visited-style-name="Index_20_Link">4 Padding Types<text:tab/>12</text:a></text:p>
          <text:p text:style-name="P4"><text:a xlink:type="simple" xlink:href="#__RefHeading___Toc269_2877472192" text:style-name="Index_20_Link" text:visited-style-name="Index_20_Link">4.1 Null Padding<text:tab/>12</text:a></text:p>
          <text:p text:style-name="P2"><text:a xlink:type="simple" xlink:href="#__RefHeading___Toc271_2877472192" text:style-name="Index_20_Link" text:visited-style-name="Index_20_Link">V. Data Examples<text:tab/>13</text:a></text:p>
          <text:p text:style-name="P2"><text:a xlink:type="simple" xlink:href="#__RefHeading___Toc273_2877472192" text:style-name="Index_20_Link" text:visited-style-name="Index_20_Link">VI. Address Encoding<text:tab/>14</text:a></text:p>
          <text:p text:style-name="P3"><text:a xlink:type="simple" xlink:href="#__RefHeading___Toc275_2877472192" text:style-name="Index_20_Link" text:visited-style-name="Index_20_Link">1 Callsign Encoding: base40<text:tab/>14</text:a></text:p>
          <text:p text:style-name="P4"><text:a xlink:type="simple" xlink:href="#__RefHeading___Toc277_2877472192" text:style-name="Index_20_Link" text:visited-style-name="Index_20_Link">1.1 Example code: encode_base40()<text:tab/>15</text:a></text:p>
          <text:p text:style-name="P4"><text:a xlink:type="simple" xlink:href="#__RefHeading___Toc279_2877472192" text:style-name="Index_20_Link" text:visited-style-name="Index_20_Link">1.2 Example code: decode_base40()<text:tab/>16</text:a></text:p>
          <text:p text:style-name="P4"><text:a xlink:type="simple" xlink:href="#__RefHeading___Toc281_2877472192" text:style-name="Index_20_Link" text:visited-style-name="Index_20_Link">1.3 Why base40?<text:tab/>17</text:a></text:p>
          <text:p text:style-name="P3"><text:a xlink:type="simple" xlink:href="#__RefHeading___Toc288_2877472192" text:style-name="Index_20_Link" text:visited-style-name="Index_20_Link">2 Callsign Formats<text:tab/>17</text:a></text:p>
          <text:p text:style-name="P4"><text:a xlink:type="simple" xlink:href="#__RefHeading___Toc290_2877472192" text:style-name="Index_20_Link" text:visited-style-name="Index_20_Link">2.1 Multiple Stations<text:tab/>17</text:a></text:p>
          <text:p text:style-name="P4"><text:a xlink:type="simple" xlink:href="#__RefHeading___Toc292_2877472192" text:style-name="Index_20_Link" text:visited-style-name="Index_20_Link">2.2 Temporary Modifiers<text:tab/>17</text:a></text:p>
          <text:p text:style-name="P4"><text:a xlink:type="simple" xlink:href="#__RefHeading___Toc294_2877472192" text:style-name="Index_20_Link" text:visited-style-name="Index_20_Link">2.3 Interoperability<text:tab/>18</text:a></text:p>
          <text:p text:style-name="P5"><text:a xlink:type="simple" xlink:href="#__RefHeading___Toc296_2877472192" text:style-name="Index_20_Link" text:visited-style-name="Index_20_Link">2.3.1 DMR<text:tab/>18</text:a></text:p>
          <text:p text:style-name="P5"><text:a xlink:type="simple" xlink:href="#__RefHeading___Toc298_2877472192" text:style-name="Index_20_Link" text:visited-style-name="Index_20_Link">2.3.2 D-Star<text:tab/>18</text:a></text:p>
          <text:p text:style-name="P5"><text:a xlink:type="simple" xlink:href="#__RefHeading___Toc300_2877472192" text:style-name="Index_20_Link" text:visited-style-name="Index_20_Link">2.3.3 Interoperability Challenges<text:tab/>18</text:a></text:p>
        </text:index-body>
      </text:table-of-content>
      <text:h text:style-name="P19" text:outline-level="1"><text:bookmark-start text:name="__RefHeading___Toc197_2877472192"/><text:span text:style-name="T10">I. </text:span>M17 RF Protocol: Summary<text:bookmark-end text:name="__RefHeading___Toc197_2877472192"/></text:h>
      <text:p text:style-name="P9"/>
      <text:p text:style-name="P13">M17 is an RF protocol that is:</text:p>
      <text:list xml:id="list3197375251" text:style-name="L1">
        <text:list-item>
          <text:p text:style-name="P48">Completely open: open specification, open source code, open source hardware, open algorithms. Anyone must be able to build an M17 radio and interoperate with other M17 radios without having to pay anyone else for the right to do so. </text:p>
        </text:list-item>
        <text:list-item>
          <text:p text:style-name="P48">Optimized for amateur radio use. </text:p>
        </text:list-item>
        <text:list-item>
          <text:p text:style-name="P48">Simple to understand and implement. </text:p>
        </text:list-item>
        <text:list-item>
          <text:p text:style-name="P48">Capable of doing the things hams expect their digital protocols to do: </text:p>
          <text:list>
            <text:list-item>
              <text:p text:style-name="P48">Voice (eg: DMR, D-Star, etc) </text:p>
            </text:list-item>
            <text:list-item>
              <text:p text:style-name="P48">Point to point data (eg: Packet, D-Star, etc) </text:p>
            </text:list-item>
            <text:list-item>
              <text:p text:style-name="P48">Broadcast telemetry (eg: APRS, etc) </text:p>
            </text:list-item>
          </text:list>
        </text:list-item>
        <text:list-item>
          <text:p text:style-name="P24">Extensible, so more capabilities <text:span text:style-name="T10">can be added</text:span> over time. </text:p>
        </text:list-item>
      </text:list>
      <text:p text:style-name="Text_20_body">To do this, the M17 protocol is broken down into three protocol layers, like a network:</text:p>
      <text:list xml:id="list1313162934" text:style-name="L2">
        <text:list-item>
          <text:p text:style-name="P49">Physical Layer: How to encode 1s and 0s into RF. Specifies RF modulation, symbol rates, bits per symbol, etc. </text:p>
        </text:list-item>
        <text:list-item>
          <text:p text:style-name="P49">Data Link Layer: How to packetize those 1s and 0s into usable data. Packet vs Stream modes, headers, addressing, etc. </text:p>
        </text:list-item>
        <text:list-item>
          <text:p text:style-name="P25">Application Layer: Accomplishing activities. Voice and data streams, control packets, beacons, etc. </text:p>
        </text:list-item>
      </text:list>
      <text:p text:style-name="Text_20_body">This document attempts to document these layers.</text:p>
      <text:p text:style-name="P9"/>
      <text:h text:style-name="P19" text:outline-level="1"><text:bookmark-start text:name="__RefHeading___Toc199_2877472192"/><text:span text:style-name="T10">II. </text:span>Physical Layer<text:bookmark-end text:name="__RefHeading___Toc199_2877472192"/></text:h>
      <text:p text:style-name="P9">TODO: 4GFSK, 4800 baud, 9600 bps.</text:p>
      <text:h text:style-name="P18" text:outline-level="1"><text:bookmark-start text:name="__RefHeading___Toc201_2877472192"/><text:span text:style-name="T7">III</text:span><text:span text:style-name="T6">. </text:span><text:span text:style-name="T3">Data Link Layer</text:span><text:bookmark-end text:name="__RefHeading___Toc201_2877472192"/></text:h>
      <text:p text:style-name="P13">The Data Link layer is split into two modes:</text:p>
      <text:list xml:id="list1087432802" text:style-name="L3">
        <text:list-item>
          <text:p text:style-name="P50">Packet Mode: Data are sent in small bursts, on the order of 100s to 1000s of bytes at a time, after which the Physical layer stops sending data. eg: Start Stream messages, beacons, etc. </text:p>
        </text:list-item>
        <text:list-item>
          <text:p text:style-name="P26">Stream Mode: Data are sent in a continuous stream for an indefinite amount of time, with no break in Physical layer output, until the stream ends. eg: Voice data, bulk data transfers, etc. </text:p>
        </text:list-item>
      </text:list>
      <text:p text:style-name="Text_20_body">When the Physical Layer is idle (no RF being transmitted or received), the Data Link defaults to Packet mode. To switch to Stream mode, a Start Stream packet (detailed later) is sent, immediately followed by the switch to Stream mode; the Stream of data immediately follows the Start Stream packet without disabling the Physical layer. To switch out of Stream mode, the stream simply ends and returns the Physical layer to the idle state, and the Data Link defaults back to Packet mode.</text:p>
      <text:h text:style-name="P20" text:outline-level="2"><text:bookmark-start text:name="__RefHeading___Toc203_2877472192"/><text:span text:style-name="T9">1 </text:span>Packet Mode:<text:bookmark-end text:name="__RefHeading___Toc203_2877472192"/></text:h>
      <text:p text:style-name="P9">In Packet Mode, a finite amount of payload data (eg: Start Stream messages, or Application Layer data) is wrapped with a packet, sent over the Physical Layer, and is completed when done. Any acknowlement or error correction is done at the application layer.</text:p>
      <text:p text:style-name="P9"/>
      <text:h text:style-name="P20" text:outline-level="2"><text:bookmark-start text:name="__RefHeading___Toc205_2877472192"/><text:span text:style-name="T9">2 </text:span>Packet Format:<text:bookmark-end text:name="__RefHeading___Toc205_2877472192"/></text:h>
      <text:p text:style-name="P13">The M17 Packet format borrows heavily from Ethernet, except the Preamble and Sync:</text:p>
      <text:list xml:id="list2583913148" text:style-name="L4">
        <text:list-item>
          <text:p text:style-name="P51">Preamble: 8 bytes </text:p>
          <text:list>
            <text:list-item>
              <text:p text:style-name="P51"><text:span text:style-name="Strong_20_Emphasis">TODO</text:span> Depends on Physical Layer. ADF7021 datasheet suggests 0xAAAAAA for 2FSK, but 0x0202 for 4FSK. </text:p>
            </text:list-item>
          </text:list>
        </text:list-item>
        <text:list-item>
          <text:p text:style-name="P51">Sync: 3 bytes, 0x3243f6 (Pi in Hexidecimal) </text:p>
        </text:list-item>
        <text:list-item>
          <text:p text:style-name="P51">Packet Indicator/Stream Sequence Number: 2 bytes </text:p>
          <text:list>
            <text:list-item>
              <text:p text:style-name="P51">0x0000 indicates a Packet. </text:p>
            </text:list-item>
          </text:list>
        </text:list-item>
        <text:list-item>
          <text:p text:style-name="P51">Destination address: 6 bytes (See below for address encoding.) </text:p>
        </text:list-item>
        <text:list-item>
          <text:p text:style-name="P51">Source address: 6 bytes (See below for address encoding.) </text:p>
        </text:list-item>
        <text:list-item>
          <text:p text:style-name="P51">Length: 2 bytes </text:p>
          <text:list>
            <text:list-item>
              <text:p text:style-name="P51">Number of bytes in payload, not including any headers. </text:p>
            </text:list-item>
          </text:list>
        </text:list-item>
        <text:list-item>
          <text:p text:style-name="P51">Packet Type: 1 byte </text:p>
        </text:list-item>
        <text:list-item>
          <text:p text:style-name="P51">Payload: N bytes </text:p>
        </text:list-item>
        <text:list-item>
          <text:p text:style-name="P51">CRC: 4 bytes </text:p>
          <text:list>
            <text:list-item>
              <text:p text:style-name="P27">32-bit CRC of the entire frame, not including the Preamble, Sync word, or Packet Indicator (which are all constants.) Includes Destination, Source, Lengh, Packet Type, and Payload. </text:p>
            </text:list-item>
          </text:list>
        </text:list-item>
      </text:list>
      <text:p text:style-name="Text_20_body"><text:soft-page-break/><text:span text:style-name="Strong_20_Emphasis">Note:</text:span> The Preamble and Sync are different than Ethernet. These are constants that depend more on the Physical layer than the Data Link. The values used here are chosen for the M17 Physical layer. When bridging M17 packets to Ethernet, the Preamble and Sync are replaced with Ethernet values.</text:p>
      <text:p text:style-name="Text_20_body"><text:span text:style-name="Strong_20_Emphasis">FIXME</text:span> We've diverged from Ethernet even more, with the addition of Packet Indicator/Stream Sequence Number, and Packet Type headers. Should we bother continuing to claim we are borrowing from Ethernet?</text:p>
      <text:p text:style-name="Text_20_body"><text:span text:style-name="Strong_20_Emphasis">TODO</text:span> More detail here about endianness, etc. Use Ethernet definitions unless we have a specific reason not to.</text:p>
      <text:p text:style-name="P9">Stream Mode:</text:p>
      <text:p text:style-name="P13">In Stream Mode, an indefinite amount of payload data is sent continuously without breaks in the Physical layer. The Stream is broken up into parts, called Frames to not confuse them with Packets sent in Packet mode. Frames contain payload data wrapped with framing (similar to packets).</text:p>
      <text:p text:style-name="Text_20_body">A portion of each Frame contains a portion of the Start Stream packet that was used to establish the Stream. Frames are grouped into Super Frames, which is the group of Frames that contain everything needed to rebuild the original Start Stream packet, so that a receiver who starts listening in the middle of a stream is eventually able to reconstruct the Start Stream message and understand how to receive the in-progress stream.</text:p>
      <text:h text:style-name="P20" text:outline-level="2"><text:bookmark-start text:name="__RefHeading___Toc195_2877472192"/><text:span text:style-name="T9">3 </text:span>Frame Format:<text:bookmark-end text:name="__RefHeading___Toc195_2877472192"/></text:h>
      <text:p text:style-name="Text_20_body">All Stream frames are 96 bytes long.</text:p>
      <text:p text:style-name="Text_20_body">Frames have the following format:</text:p>
      <text:list xml:id="list1948903359" text:style-name="L5">
        <text:list-item>
          <text:p text:style-name="P52">Sync: 3 bytes, 0x3243f6 (Pi in Hexidecimal) </text:p>
        </text:list-item>
        <text:list-item>
          <text:p text:style-name="P52">Packet Indicator/Stream Sequence Number: 2 bytes </text:p>
          <text:list>
            <text:list-item>
              <text:p text:style-name="P52">The Start Stream Packet that starts a stream is Sequence Number 0x0000. The first stream frame starts at 0x0001 and increases from there. </text:p>
            </text:list-item>
          </text:list>
        </text:list-item>
        <text:list-item>
          <text:p text:style-name="P52">Payload: 83 bytes </text:p>
        </text:list-item>
        <text:list-item>
          <text:p text:style-name="P52">CRC: 4 bytes </text:p>
          <text:list>
            <text:list-item>
              <text:p text:style-name="P52">32-bit CRC of the entire frame, not including the Sync word. Includes Sequence Number, Payload, four bytes of 0x00 where the CRC goes in the frame, and the Preamble/Start Stream. </text:p>
            </text:list-item>
          </text:list>
        </text:list-item>
        <text:list-item>
          <text:p text:style-name="P52">Preamble/Start Stream: 4 bytes </text:p>
          <text:list>
            <text:list-item>
              <text:p text:style-name="P52">Every frame of the Super Frame except the last, this contains 4 bytes of the Start Stream message that established this stream. </text:p>
            </text:list-item>
            <text:list-item>
              <text:p text:style-name="P28">The last frame of the Super Frame, this contains 4 bytes of Preamble. Combined with the immediately following Sync header of the next frame, these two will wake-up a receiver from the stream in progress, if it wasn't already awake. </text:p>
            </text:list-item>
          </text:list>
        </text:list-item>
      </text:list>
      <text:p text:style-name="Text_20_body">Assuming a 9600bps Physical layer:</text:p>
      <text:list xml:id="list3377658093" text:style-name="L6">
        <text:list-item>
          <text:p text:style-name="P53"><text:soft-page-break/>A Stream frame is sent every 80ms. </text:p>
        </text:list-item>
        <text:list-item>
          <text:p text:style-name="P29">This Stream Frame format gives 8230bps of payload throughput, an 85.7% efficiency. </text:p>
        </text:list-item>
      </text:list>
      <text:p text:style-name="Text_20_body">All FEC, if required, is done at the application layer.</text:p>
      <text:p text:style-name="P9"/>
      <text:h text:style-name="P19" text:outline-level="1"><text:bookmark-start text:name="__RefHeading___Toc213_2877472192"/><text:span text:style-name="T10">IV</text:span>. Application Layer<text:bookmark-end text:name="__RefHeading___Toc213_2877472192"/></text:h>
      <text:p text:style-name="P14">This section describes the actual Packet and Stream payloads.</text:p>
      <text:h text:style-name="P21" text:outline-level="2"><text:bookmark-start text:name="__RefHeading___Toc215_2877472192"/>1 Packet Formats<text:bookmark-end text:name="__RefHeading___Toc215_2877472192"/></text:h>
      <text:h text:style-name="Heading_20_3" text:outline-level="3"><text:bookmark-start text:name="__RefHeading___Toc217_2877472192"/><text:span text:style-name="T9">1.1 </text:span>Start Stream<text:bookmark-end text:name="__RefHeading___Toc217_2877472192"/></text:h>
      <text:p text:style-name="Text_20_body">Data Link Layer values:</text:p>
      <text:list xml:id="list3681443277" text:style-name="L7">
        <text:list-item>
          <text:p text:style-name="P54">Length = 16 bytes </text:p>
        </text:list-item>
        <text:list-item>
          <text:p text:style-name="P30">Packet Type = 0x00 </text:p>
        </text:list-item>
      </text:list>
      <text:p text:style-name="Text_20_body">Format:</text:p>
      <text:list xml:id="list570701976" text:style-name="L8">
        <text:list-item>
          <text:p text:style-name="P55">Stream Type: 2 bytes </text:p>
        </text:list-item>
        <text:list-item>
          <text:p text:style-name="P55">Stream Subtype: 2 bytes </text:p>
        </text:list-item>
        <text:list-item>
          <text:p text:style-name="P55">Encryption Type: 2 bytes </text:p>
        </text:list-item>
        <text:list-item>
          <text:p text:style-name="P55">Encryption Subtype: 2 bytes </text:p>
        </text:list-item>
        <text:list-item>
          <text:p text:style-name="P55">Encryption Key Index: 4 bytes </text:p>
          <text:list>
            <text:list-item>
              <text:p text:style-name="P55">Index to a known preshared key, or a recently negotiated session key. </text:p>
            </text:list-item>
          </text:list>
        </text:list-item>
        <text:list-item>
          <text:p text:style-name="P55">Padding Type: 2 bytes </text:p>
        </text:list-item>
        <text:list-item>
          <text:p text:style-name="P31">Padding Subtype: 2 bytes </text:p>
        </text:list-item>
      </text:list>
      <text:p text:style-name="Text_20_body">Stream Types and Subtypes are defined below in <text:span text:style-name="Source_20_Text">Stream Types</text:span>. Encryption Type and Subtype are defined below in <text:span text:style-name="Source_20_Text">Encryption Types</text:span>. Padding Type and Subtype are defined below in <text:span text:style-name="Source_20_Text">Padding Types</text:span>.</text:p>
      <text:h text:style-name="Heading_20_3" text:outline-level="3"><text:bookmark-start text:name="__RefHeading___Toc219_2877472192"/><text:span text:style-name="T9">1.2 </text:span>Identity Beacon Packet<text:bookmark-end text:name="__RefHeading___Toc219_2877472192"/></text:h>
      <text:p text:style-name="Text_20_body">Data Link Layer Packet Type = 0x01</text:p>
      <text:p text:style-name="Text_20_body"><text:span text:style-name="Strong_20_Emphasis">TODO</text:span> Flesh this out</text:p>
      <text:p text:style-name="Text_20_body">Notes:</text:p>
      <text:list xml:id="list2420559298" text:style-name="L9">
        <text:list-item>
          <text:p text:style-name="P56">The sender's callsign is already encoded in the header, so we don't need to include that here. </text:p>
        </text:list-item>
        <text:list-item>
          <text:p text:style-name="P56">Everything is an optional field? I can't think of anything to REQUIRE here. </text:p>
        </text:list-item>
        <text:list-item>
          <text:p text:style-name="P56">Optional fields: </text:p>
          <text:list>
            <text:list-item>
              <text:p text:style-name="P56">Arbitrary string of personal data? eg: "@SmittyHalibut on Twitter" or "Mark's Car". Akin to APRS's "Status message." </text:p>
            </text:list-item>
            <text:list-item>
              <text:p text:style-name="P56">Location data: Lat/Long </text:p>
            </text:list-item>
            <text:list-item>
              <text:p text:style-name="P32">Station Type/Icon: Literally copy from APRS? </text:p>
            </text:list-item>
          </text:list>
        </text:list-item>
      </text:list>
      <text:h text:style-name="Heading_20_3" text:outline-level="3"><text:bookmark-start text:name="__RefHeading___Toc221_2877472192"/><text:soft-page-break/><text:span text:style-name="T9">1.3 </text:span>Key Negotiation<text:bookmark-end text:name="__RefHeading___Toc221_2877472192"/></text:h>
      <text:p text:style-name="Text_20_body">Used to negotiate a session key with a station with whom you do not have a preshared key. Probably a whole protocol in here. <text:span text:style-name="Strong_20_Emphasis">TODO</text:span></text:p>
      <text:h text:style-name="Heading_20_3" text:outline-level="3"><text:bookmark-start text:name="__RefHeading___Toc223_2877472192"/><text:span text:style-name="T9">1.4 </text:span>Ping<text:bookmark-end text:name="__RefHeading___Toc223_2877472192"/></text:h>
      <text:p text:style-name="Text_20_body">Ping? Pong. Test availability to a particular station. Both the echo request and reply are defined. <text:span text:style-name="Strong_20_Emphasis">TODO</text:span></text:p>
      <text:h text:style-name="P21" text:outline-level="2"><text:bookmark-start text:name="__RefHeading___Toc236_2877472192"/>2 Stream Types<text:bookmark-end text:name="__RefHeading___Toc236_2877472192"/></text:h>
      <text:p text:style-name="Text_20_body">These formats must fit in the 83 byte payload of the Stream Mode Frame specified above. A Frame will be sent 12.5 times a second, or one frame every 80ms.</text:p>
      <text:h text:style-name="Heading_20_3" text:outline-level="3"><text:bookmark-start text:name="__RefHeading___Toc238_2877472192"/><text:span text:style-name="T9">2.1 </text:span>Voice Streams<text:bookmark-end text:name="__RefHeading___Toc238_2877472192"/></text:h>
      <text:p text:style-name="Text_20_body">The Start Stream packet that establishes the Voice Stream specifies which stream type is used.</text:p>
      <text:p text:style-name="Text_20_body">The Start Stream packet also specifies what the padding is, whether it's just empty padding, or some other data stream. But for the purposes of the primary Voice Stream, it's just padding. Any use of the padding data is outside the scope of the primary voice stream.</text:p>
      <text:h text:style-name="Heading_20_4" text:outline-level="4"><text:bookmark-start text:name="__RefHeading___Toc240_2877472192"/><text:bookmark text:name="user-content-codec2-all-bit-rates"/>CODEC2, All bit rates<text:bookmark-end text:name="__RefHeading___Toc240_2877472192"/></text:h>
      <text:p text:style-name="Text_20_body">Stream Type = 0xC2 CODEC2 modes operate on either 20ms frames, or 40ms frames. Stream frames are sent every 80ms, so will contain either 2 or 4 CODEC frames, depending on the CODEC mode used.i Different CODEC bitrates result in varrying amounts of FEC and padding available for other purposes.</text:p>
      <text:p text:style-name="Text_20_body">All 20ms modes put 4 CODEC frames per Stream frame. All 40ms modes put 2 CODEC frames per Stream frame.</text:p>
      <text:p text:style-name="Text_20_body"><text:span text:style-name="Strong_20_Emphasis">TODO</text:span> Provide more detail here about the FEC encoding.</text:p>
      <text:h text:style-name="Heading_20_4" text:outline-level="4"><text:bookmark-start text:name="__RefHeading___Toc242_2877472192"/><text:bookmark text:name="user-content-codec2-3200bps"/>CODEC2 3200bps<text:bookmark-end text:name="__RefHeading___Toc242_2877472192"/></text:h>
      <text:p text:style-name="Text_20_body">Stream Type = 0xC2, Stream Subtype = 0x32</text:p>
      <text:p text:style-name="Text_20_body">CODEC2 3200 uses a 64 bit/8 byte CODEC frame every 20ms. FEC ratio is 1:1.</text:p>
      <text:p text:style-name="Text_20_body">Frame format:</text:p>
      <text:list xml:id="list3211129671" text:style-name="L10">
        <text:list-item>
          <text:p text:style-name="P57">CODEC2: 8 bytes </text:p>
        </text:list-item>
        <text:list-item>
          <text:p text:style-name="P57">CODEC2: 8 bytes </text:p>
        </text:list-item>
        <text:list-item>
          <text:p text:style-name="P57">CODEC2: 8 bytes </text:p>
        </text:list-item>
        <text:list-item>
          <text:p text:style-name="P57">CODEC2: 8 bytes </text:p>
        </text:list-item>
        <text:list-item>
          <text:p text:style-name="P57">FEC: 32 bytes </text:p>
        </text:list-item>
        <text:list-item>
          <text:p text:style-name="P33">Padding: 19 bytes </text:p>
        </text:list-item>
      </text:list>
      <text:h text:style-name="Heading_20_4" text:outline-level="4"><text:bookmark-start text:name="__RefHeading___Toc244_2877472192"/><text:bookmark text:name="user-content-codec2-2400bps"/><text:soft-page-break/>CODEC2 2400bps<text:bookmark-end text:name="__RefHeading___Toc244_2877472192"/></text:h>
      <text:p text:style-name="Text_20_body">Stream Type = 0xC2, Stream Subtype = 0x24 CODEC2 2400 uses a 48 bit/6 byte CODEC frame every 20ms. FEC ratio is 1:1</text:p>
      <text:p text:style-name="Text_20_body">Frame format:</text:p>
      <text:list xml:id="list1566996201" text:style-name="L11">
        <text:list-item>
          <text:p text:style-name="P58">CODEC2: 6 bytes </text:p>
        </text:list-item>
        <text:list-item>
          <text:p text:style-name="P58">CODEC2: 6 bytes </text:p>
        </text:list-item>
        <text:list-item>
          <text:p text:style-name="P58">CODEC2: 6 bytes </text:p>
        </text:list-item>
        <text:list-item>
          <text:p text:style-name="P58">CODEC2: 6 bytes </text:p>
        </text:list-item>
        <text:list-item>
          <text:p text:style-name="P58">FEC: 24 bytes </text:p>
        </text:list-item>
        <text:list-item>
          <text:p text:style-name="P34">Padding: 35 bytes </text:p>
        </text:list-item>
      </text:list>
      <text:h text:style-name="Heading_20_4" text:outline-level="4"><text:bookmark-start text:name="__RefHeading___Toc246_2877472192"/><text:bookmark text:name="user-content-codec2-2400bps-resiliant-mode"/>CODEC2 2400bps, Resiliant Mode<text:bookmark-end text:name="__RefHeading___Toc246_2877472192"/></text:h>
      <text:p text:style-name="Text_20_body">Stream Type = 0xC2, Stream Subtype = 0x25 <text:span text:style-name="Strong_20_Emphasis">TODO</text:span> Come up with a better name than "Resiliant Mode."</text:p>
      <text:p text:style-name="Text_20_body">CODEC2 2400 uses a 48 bit/6 byte CODEC frame every 20ms. FEC ratio is 1:2, twice as much FEC as data.</text:p>
      <text:p text:style-name="Text_20_body">Frame format:</text:p>
      <text:list xml:id="list2306324058" text:style-name="L12">
        <text:list-item>
          <text:p text:style-name="P59">CODEC2: 6 bytes </text:p>
        </text:list-item>
        <text:list-item>
          <text:p text:style-name="P59">CODEC2: 6 bytes </text:p>
        </text:list-item>
        <text:list-item>
          <text:p text:style-name="P59">CODEC2: 6 bytes </text:p>
        </text:list-item>
        <text:list-item>
          <text:p text:style-name="P59">CODEC2: 6 bytes </text:p>
        </text:list-item>
        <text:list-item>
          <text:p text:style-name="P59">FEC: 48 bytes </text:p>
        </text:list-item>
        <text:list-item>
          <text:p text:style-name="P35">Padding: 11 bytes </text:p>
        </text:list-item>
      </text:list>
      <text:h text:style-name="Heading_20_4" text:outline-level="4"><text:bookmark-start text:name="__RefHeading___Toc248_2877472192"/><text:bookmark text:name="user-content-codec2_mode_1600"/>CODEC2_MODE_1600<text:bookmark-end text:name="__RefHeading___Toc248_2877472192"/></text:h>
      <text:p text:style-name="Text_20_body">Stream Type = 0xC2, Stream Subtype = 0x16</text:p>
      <text:p text:style-name="Text_20_body">CODEC2 1600 uses a 64 bit/8 byte CODEC frame every 40ms. FEC ratio is 1:2.</text:p>
      <text:p text:style-name="Text_20_body">Frame format:</text:p>
      <text:list xml:id="list1800291742" text:style-name="L13">
        <text:list-item>
          <text:p text:style-name="P60">CODEC2: 8 bytes </text:p>
        </text:list-item>
        <text:list-item>
          <text:p text:style-name="P60">CODEC2: 8 bytes </text:p>
        </text:list-item>
        <text:list-item>
          <text:p text:style-name="P60">FEC: 32 bytes </text:p>
        </text:list-item>
        <text:list-item>
          <text:p text:style-name="P36">Padding: 35 bytes </text:p>
        </text:list-item>
      </text:list>
      <text:h text:style-name="Heading_20_4" text:outline-level="4"><text:bookmark-start text:name="__RefHeading___Toc250_2877472192"/><text:bookmark text:name="user-content-codec2_mode_1400"/>CODEC2_MODE_1400<text:bookmark-end text:name="__RefHeading___Toc250_2877472192"/></text:h>
      <text:p text:style-name="Text_20_body">Stream Type = 0xC2, Stream Subtype = 0x14</text:p>
      <text:h text:style-name="Heading_20_4" text:outline-level="4"><text:bookmark-start text:name="__RefHeading___Toc252_2877472192"/><text:bookmark text:name="user-content-codec2_mode_1300"/><text:soft-page-break/>CODEC2_MODE_1300<text:bookmark-end text:name="__RefHeading___Toc252_2877472192"/></text:h>
      <text:p text:style-name="Text_20_body">Stream Type = 0xC2, Stream Subtype = 0x13</text:p>
      <text:h text:style-name="Heading_20_4" text:outline-level="4"><text:bookmark-start text:name="__RefHeading___Toc254_2877472192"/><text:bookmark text:name="user-content-codec2_mode_1200"/>CODEC2_MODE_1200<text:bookmark-end text:name="__RefHeading___Toc254_2877472192"/></text:h>
      <text:p text:style-name="Text_20_body">Stream Type = 0xC2, Stream Subtype = 0x12</text:p>
      <text:h text:style-name="Heading_20_4" text:outline-level="4"><text:bookmark-start text:name="__RefHeading___Toc256_2877472192"/><text:bookmark text:name="user-content-codec2_mode_700"/>CODEC2_MODE_700<text:bookmark-end text:name="__RefHeading___Toc256_2877472192"/></text:h>
      <text:p text:style-name="Text_20_body">Stream Type = 0xC2, Stream Subtype = 0x07</text:p>
      <text:h text:style-name="Heading_20_3" text:outline-level="3"><text:bookmark-start text:name="__RefHeading___Toc258_2877472192"/><text:span text:style-name="T2">2.2 </text:span>File Transfer Stream<text:bookmark-end text:name="__RefHeading___Toc258_2877472192"/></text:h>
      <text:p text:style-name="Text_20_body"><text:span text:style-name="Strong_20_Emphasis">TODO</text:span> Notes:</text:p>
      <text:list xml:id="list2604530603" text:style-name="L14">
        <text:list-item>
          <text:p text:style-name="P37">Include filename, size, MIME type, etc. </text:p>
        </text:list-item>
      </text:list>
      <text:h text:style-name="P21" text:outline-level="2"><text:bookmark-start text:name="__RefHeading___Toc263_2877472192"/>3 Encryption Types<text:bookmark-end text:name="__RefHeading___Toc263_2877472192"/></text:h>
      <text:p text:style-name="Text_20_body"><text:span text:style-name="Strong_20_Emphasis">TODO</text:span> Notes:</text:p>
      <text:list xml:id="list2630006293" text:style-name="L15">
        <text:list-item>
          <text:p text:style-name="P38">Encryption should user COUNTER mode block ciphers and user the Sequence Number as the counter. The 16 bit counter and 80ms frames can provide for over 87 minutes of streaming without rolling over the counter. </text:p>
        </text:list-item>
      </text:list>
      <text:h text:style-name="Heading_20_3" text:outline-level="3"><text:bookmark-start text:name="__RefHeading___Toc265_2877472192"/><text:span text:style-name="T9">3.1 </text:span>Null Encryption<text:bookmark-end text:name="__RefHeading___Toc265_2877472192"/></text:h>
      <text:p text:style-name="Text_20_body">Encryption Type = 0x00, Encryption Subtype = 0x00. No encryption is performed, payload is sent in clear text.</text:p>
      <text:h text:style-name="P20" text:outline-level="2"><text:bookmark-start text:name="__RefHeading___Toc267_2877472192"/><text:span text:style-name="T9">4 </text:span>Padding Types<text:bookmark-end text:name="__RefHeading___Toc267_2877472192"/></text:h>
      <text:p text:style-name="Text_20_body">These might be very similar to Stream Types, but they have variable number of bytes per frame available to them. There is no guaranteed delivery rate like there is for a Stream Type.</text:p>
      <text:h text:style-name="Heading_20_3" text:outline-level="3"><text:bookmark-start text:name="__RefHeading___Toc269_2877472192"/><text:span text:style-name="T9">4.1 </text:span>Null Padding<text:bookmark-end text:name="__RefHeading___Toc269_2877472192"/></text:h>
      <text:p text:style-name="Text_20_body">Padding Type = 0x00, Padding Sybtype = 0x00. Simply fill the empty space with 0x00.</text:p>
      <text:p text:style-name="P10"/>
      <text:h text:style-name="P19" text:outline-level="1"><text:bookmark-start text:name="__RefHeading___Toc271_2877472192"/><text:span text:style-name="T10">V</text:span>. Data Examples<text:bookmark-end text:name="__RefHeading___Toc271_2877472192"/></text:h>
      <text:p text:style-name="P15">Here's an example of what a Start Stream packet, followed by a CODEC2 3200bps Voice Stream might look like:</text:p>
      <text:list xml:id="list708581830" text:style-name="L16">
        <text:list-item>
          <text:p text:style-name="P61">Data Link: </text:p>
          <text:list>
            <text:list-item>
              <text:p text:style-name="P61">Preamble: 0x10101010 0x10101010 </text:p>
            </text:list-item>
            <text:list-item>
              <text:p text:style-name="P61">Sync: 0x3243f6 </text:p>
            </text:list-item>
            <text:list-item>
              <text:p text:style-name="P61">Packet Indicator: 0x0000 </text:p>
            </text:list-item>
            <text:list-item>
              <text:p text:style-name="P61">Destination: </text:p>
            </text:list-item>
            <text:list-item>
              <text:p text:style-name="P61">Source: </text:p>
            </text:list-item>
            <text:list-item>
              <text:p text:style-name="P61">Length: 0x0010 </text:p>
            </text:list-item>
            <text:list-item>
              <text:p text:style-name="P61">Packet Type: 0x00 </text:p>
            </text:list-item>
          </text:list>
        </text:list-item>
        <text:list-item>
          <text:p text:style-name="P39">Application: * </text:p>
        </text:list-item>
      </text:list>
      <text:p text:style-name="P11"/>
      <text:h text:style-name="P19" text:outline-level="1"><text:bookmark-start text:name="__RefHeading___Toc273_2877472192"/><text:span text:style-name="T10">VI</text:span>. Address Encoding<text:bookmark-end text:name="__RefHeading___Toc273_2877472192"/></text:h>
      <text:p text:style-name="P15">M17 addresses are 48 bits, 6 bytes long. Callsigns (and other addresses) are encoded into these 6 bytes in the following ways:</text:p>
      <text:list xml:id="list689448826" text:style-name="L17">
        <text:list-item>
          <text:p text:style-name="P62">An address of 0 is invalid. </text:p>
          <text:list>
            <text:list-item>
              <text:p text:style-name="P62"><text:span text:style-name="Strong_20_Emphasis">TODO</text:span> Do we want to use zero as a flag value of some kind? </text:p>
            </text:list-item>
          </text:list>
        </text:list-item>
        <text:list-item>
          <text:p text:style-name="P62">Address values between 1 and 262143999999999 (which is (40^9)-1), up to 9 characters of text are encoded using base40, described below. </text:p>
        </text:list-item>
        <text:list-item>
          <text:p text:style-name="P62">Address values between 262144000000000 (40^9) and 281474976710655 ((2^48)-1) are invalid </text:p>
          <text:list>
            <text:list-item>
              <text:p text:style-name="P62"><text:span text:style-name="Strong_20_Emphasis">TODO</text:span> Can we think of something to do with these 19330976710655 addresses? </text:p>
            </text:list-item>
          </text:list>
        </text:list-item>
        <text:list-item>
          <text:p text:style-name="P40">An address of 0xFFFFFFFFFFFF is a broadcast. All stations should receive and listen to this message. </text:p>
        </text:list-item>
      </text:list>
      <text:h text:style-name="P22" text:outline-level="2"><text:bookmark-start text:name="__RefHeading___Toc275_2877472192"/>1 Callsign Encoding: base40<text:bookmark-end text:name="__RefHeading___Toc275_2877472192"/></text:h>
      <text:p text:style-name="Text_20_body">9 characters from an alphabet of 40 possible characters can be encoded into 48 bits, 6 bytes. The base40 alphabet is:</text:p>
      <text:list xml:id="list327318187" text:style-name="L18">
        <text:list-item>
          <text:p text:style-name="P63">0: An invalid character, something not in the alphabet was provided. </text:p>
        </text:list-item>
        <text:list-item>
          <text:p text:style-name="P63">1-26: 'A' through 'Z' </text:p>
        </text:list-item>
        <text:list-item>
          <text:p text:style-name="P63">27-36: '0' through '9' </text:p>
        </text:list-item>
        <text:list-item>
          <text:p text:style-name="P63">37: '-' </text:p>
        </text:list-item>
        <text:list-item>
          <text:p text:style-name="P63">38: '/' </text:p>
        </text:list-item>
        <text:list-item>
          <text:p text:style-name="P41">39: TBD </text:p>
        </text:list-item>
      </text:list>
      <text:p text:style-name="Text_20_body">Encoding is little endian. That is, the right most characters in the encoded string are the most significant bits in the resulting encoding.</text:p>
      <text:p text:style-name="Text_20_body"/>
      <text:h text:style-name="P6" text:outline-level="3"><text:bookmark-start text:name="__RefHeading___Toc277_2877472192"/><text:span text:style-name="T9">1.1 </text:span>Example code: encode_base40()<text:bookmark-end text:name="__RefHeading___Toc277_2877472192"/></text:h>
      <text:p text:style-name="Text_20_body"><draw:frame text:anchor-type="paragraph" draw:z-index="0" draw:name="Shape1" draw:style-name="gr2" draw:text-style-name="P68" svg:width="6.9169in" svg:height="3.9276in" svg:x="0.0402in" svg:y="-0.0252in"><draw:text-box><text:p><text:span text:style-name="T13">uint64_t encode_callsign_base40(const char *callsign) {</text:span></text:p><text:p><text:span text:style-name="T13"><text:s text:c="3"/></text:span><text:span text:style-name="T13">uint64_t encoded = 0;</text:span></text:p><text:p><text:span text:style-name="T13"><text:s text:c="3"/></text:span><text:span text:style-name="T13">for (const char *p = (callsign + strlen(callsign) - 1); p &gt;= callsign; p-- ) {</text:span></text:p><text:p><text:span text:style-name="T13"><text:s text:c="6"/></text:span><text:span text:style-name="T13">encoded *= 40;</text:span></text:p><text:p><text:span text:style-name="T13"><text:s text:c="6"/></text:span><text:span text:style-name="T13">// If speed is more important than code space, you can replace this with a lookup into a 256 byte array.</text:span></text:p><text:p><text:span text:style-name="T13"><text:s text:c="6"/></text:span><text:span text:style-name="T13">if (*p &gt;= 'A' &amp;&amp; *p &lt;= 'Z') <text:s/>// 1-26</text:span></text:p><text:p><text:span text:style-name="T13"><text:s text:c="9"/></text:span><text:span text:style-name="T13">encoded += *p - 'A' + 1;</text:span></text:p><text:p><text:span text:style-name="T13"><text:s text:c="6"/></text:span><text:span text:style-name="T13">else if (*p &gt;= '0' &amp;&amp; *p &lt;= '9') <text:s/>// 27-36</text:span></text:p><text:p><text:span text:style-name="T13"><text:s text:c="9"/></text:span><text:span text:style-name="T13">encoded += *p - '0' + 27;</text:span></text:p><text:p><text:span text:style-name="T13"><text:s text:c="6"/></text:span><text:span text:style-name="T13">else if (*p == '-') <text:s/>// 37</text:span></text:p><text:p><text:span text:style-name="T13"><text:s text:c="9"/></text:span><text:span text:style-name="T13">encoded += 37;</text:span></text:p><text:p><text:span text:style-name="T13"><text:s text:c="6"/></text:span><text:span text:style-name="T13">// These are just place holders. If other characters make more sense, change these.</text:span></text:p><text:p><text:span text:style-name="T13"><text:s text:c="6"/></text:span><text:span text:style-name="T13">// Be sure to change them in the decode array below too.</text:span></text:p><text:p><text:span text:style-name="T13"><text:s text:c="6"/></text:span><text:span text:style-name="T13">else if (*p == '/') <text:s/>// 38</text:span></text:p><text:p><text:span text:style-name="T13"><text:s text:c="9"/></text:span><text:span text:style-name="T13">encoded += 38;</text:span></text:p><text:p><text:span text:style-name="T13"><text:s text:c="6"/></text:span><text:span text:style-name="T13">else if (*p == '.') <text:s/>// 39</text:span></text:p><text:p><text:span text:style-name="T13"><text:s text:c="9"/></text:span><text:span text:style-name="T13">encoded += 39;</text:span></text:p><text:p><text:span text:style-name="T13"><text:s text:c="6"/></text:span><text:span text:style-name="T13">else</text:span></text:p><text:p><text:span text:style-name="T13"><text:s text:c="9"/></text:span><text:span text:style-name="T13">// Invalid character, represented by 0.</text:span></text:p><text:p><text:span text:style-name="T13"><text:s text:c="9"/></text:span><text:span text:style-name="T13">//encoded += 0;</text:span></text:p><text:p><text:span text:style-name="T13"><text:s text:c="9"/></text:span><text:span text:style-name="T13">;</text:span></text:p><text:p><text:span text:style-name="T13"><text:s text:c="3"/></text:span><text:span text:style-name="T13">}</text:span></text:p><text:p><text:span text:style-name="T13"><text:s text:c="3"/></text:span><text:span text:style-name="T13">return encoded;</text:span></text:p><text:p><text:span text:style-name="T13">}</text:span></text:p></draw:text-box></draw:frame><text:span text:style-name="Source_20_Text"/></text:p>
      <text:h text:style-name="P6" text:outline-level="3"><text:bookmark-start text:name="__RefHeading___Toc279_2877472192"/><text:span text:style-name="Source_20_Text"><text:span text:style-name="T3">1.2 Example code: decode_base40()</text:span></text:span><text:bookmark-end text:name="__RefHeading___Toc279_2877472192"/></text:h>
      <text:p text:style-name="P16"><draw:frame text:anchor-type="paragraph" draw:z-index="1" draw:name="Shape2" draw:style-name="gr1" draw:text-style-name="P68" svg:width="6.2921in" svg:height="2.3752in" svg:x="0.0402in" svg:y="-0.0346in"><draw:text-box><text:p><text:span text:style-name="T13">char *decode_callsign_base40(uint64_t encoded, char *callsign) {</text:span></text:p><text:p><text:span text:style-name="T13"><text:s text:c="3"/></text:span><text:span text:style-name="T13">if (encoded &gt;= 262144000000000) { <text:s text:c="2"/>// 40^9</text:span></text:p><text:p><text:span text:style-name="T13"><text:s text:c="6"/></text:span><text:span text:style-name="T13">*callsign = 0;</text:span></text:p><text:p><text:span text:style-name="T13"><text:s text:c="6"/></text:span><text:span text:style-name="T13">return callsign;</text:span></text:p><text:p><text:span text:style-name="T13"><text:s text:c="3"/></text:span><text:span text:style-name="T13">}</text:span></text:p><text:p><text:span text:style-name="T13"/></text:p><text:p><text:span text:style-name="T13"><text:s text:c="3"/></text:span><text:span text:style-name="T13">char *p = callsign;</text:span></text:p><text:p><text:span text:style-name="T13"><text:s text:c="3"/></text:span><text:span text:style-name="T13">for (; encoded &gt; 0; p++) {</text:span></text:p><text:p><text:span text:style-name="T13"><text:s text:c="6"/></text:span><text:span text:style-name="T13">*p = "xABCDEFGHIJKLMNOPQRSTUVWXYZ0123456789-/."[encoded % 40];</text:span></text:p><text:p><text:span text:style-name="T13"><text:s text:c="6"/></text:span><text:span text:style-name="T13">encoded /= 40;</text:span></text:p><text:p><text:span text:style-name="T13"><text:s text:c="3"/></text:span><text:span text:style-name="T13">}</text:span></text:p><text:p><text:span text:style-name="T13"><text:s text:c="3"/></text:span><text:span text:style-name="T13">*p = 0;</text:span></text:p><text:p><text:span text:style-name="T13"><text:s text:c="3"/></text:span><text:span text:style-name="T13">return callsign;</text:span></text:p><text:p><text:span text:style-name="T13">}</text:span></text:p></draw:text-box></draw:frame><text:span text:style-name="Source_20_Text"><text:span text:style-name="T4"/></text:span></text:p>
      <text:h text:style-name="P6" text:outline-level="3"><text:bookmark-start text:name="__RefHeading___Toc281_2877472192"/><text:span text:style-name="Source_20_Text"><text:span text:style-name="T3">1.3 Why base40?</text:span></text:span><text:bookmark-end text:name="__RefHeading___Toc281_2877472192"/></text:h>
      <text:p text:style-name="P17"><text:span text:style-name="Source_20_Text"><text:span text:style-name="T5">The longest commonly assigned callsign from the FCC is 6 characters. The minimum alphabet of A-Z, 0-9, and a "done" character mean the most compact encoding of an American callsign could be: log2(37^6)=31.26 bits, or 4 bytes.</text:span></text:span></text:p>
      <text:p text:style-name="Text_20_body">But I'm not convinced that 6 character is a global maximum. Also, we want to extend our callsigns (see below). So we want more than 6 characters. How many bits do we need to represent more characters:</text:p>
      <text:list xml:id="list3503102099" text:style-name="L19">
        <text:list-item>
          <text:p text:style-name="P64">7 characters: log2(37^7)=36.47 bits, 5 bytes </text:p>
        </text:list-item>
        <text:list-item>
          <text:p text:style-name="P64">8 characters: log2(37^8)=41.67 bits, 6 bytes </text:p>
        </text:list-item>
        <text:list-item>
          <text:p text:style-name="P64">9 characters: log2(37^9)=46.89 bits, 6 bytes </text:p>
        </text:list-item>
        <text:list-item>
          <text:p text:style-name="P42">10 characters: log2(37^10)=52.09 bits, 7 bytes. </text:p>
        </text:list-item>
      </text:list>
      <text:p text:style-name="Text_20_body">Of these, 9 characters into 6 bytes seems the sweet spot. Given 9 characters, how large can we make the alphabet without using more than 6 bytes?</text:p>
      <text:list xml:id="list816724380" text:style-name="L20">
        <text:list-item>
          <text:p text:style-name="P65">37 alphabet: log2(37^9)=46.89 bits, 6 bytes </text:p>
        </text:list-item>
        <text:list-item>
          <text:p text:style-name="P65">38 alphabet: log2(38^9)=47.23 bits, 6 bytes </text:p>
        </text:list-item>
        <text:list-item>
          <text:p text:style-name="P65">39 alphabet: log2(39^9)=47.57 bits, 6 bytes </text:p>
        </text:list-item>
        <text:list-item>
          <text:p text:style-name="P65">40 alphabet: log2(40^9)=47.90 bits, 6 bytes </text:p>
        </text:list-item>
        <text:list-item>
          <text:p text:style-name="P43">41 alphabet: log2(41^9)=48.22 bits, 7 bytes </text:p>
        </text:list-item>
      </text:list>
      <text:p text:style-name="Text_20_body">Given this, 9 characters from an alphabet of 40 possible characters, makes maximal use of 6 bytes.</text:p>
      <text:h text:style-name="Heading_20_2" text:outline-level="2"><text:bookmark-start text:name="__RefHeading___Toc288_2877472192"/><text:span text:style-name="Source_20_Text"><text:span text:style-name="T3">2 Callsign Formats</text:span></text:span><text:bookmark-end text:name="__RefHeading___Toc288_2877472192"/></text:h>
      <text:p text:style-name="P17"><text:span text:style-name="Source_20_Text"><text:span text:style-name="T5">Government issued callsigns should be able to encode directly with no changes.</text:span></text:span></text:p>
      <text:h text:style-name="P8" text:outline-level="3"><text:bookmark-start text:name="__RefHeading___Toc290_2877472192"/><text:span text:style-name="Source_20_Text"><text:span text:style-name="T5">2.1 Multiple Stations</text:span></text:span><text:bookmark-end text:name="__RefHeading___Toc290_2877472192"/></text:h>
      <text:p text:style-name="Text_20_body">To allow for multiple stations by the same operator, we borrow the use of the '-' character from AX.25. A callsign such as "KR6ZY-1" is considered a different station than "KR6ZY-2" or even "KR6ZY", but it is understood that these all belong to the same operator, "KR6ZY."</text:p>
      <text:h text:style-name="Heading_20_3" text:outline-level="3"><text:bookmark-start text:name="__RefHeading___Toc292_2877472192"/><text:span text:style-name="T9">2.2 </text:span>Temporary Modifiers<text:bookmark-end text:name="__RefHeading___Toc292_2877472192"/></text:h>
      <text:p text:style-name="Text_20_body">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he difference between '-' and '/' is that '-' are considered different stations, but '/' are NOT. They are considered to be a temporary modification to the same station. <text:span text:style-name="Strong_20_Emphasis">TODO</text:span> I'm not sure what impact this actually has.</text:p>
      <text:h text:style-name="Heading_20_3" text:outline-level="3"><text:bookmark-start text:name="__RefHeading___Toc294_2877472192"/><text:soft-page-break/><text:span text:style-name="T9">2.3 </text:span>Interoperability<text:bookmark-end text:name="__RefHeading___Toc294_2877472192"/></text:h>
      <text:p text:style-name="Text_20_body">It may be desirable to bridge information between M17 and other networks. The 9 character base40 encoding allows for this:</text:p>
      <text:p text:style-name="Text_20_body"><text:span text:style-name="Strong_20_Emphasis">TODO</text:span> Define more interoperability standards here. System Fusion? P25? IRLP? AllStar?</text:p>
      <text:h text:style-name="Heading_20_4" text:outline-level="4"><text:bookmark-start text:name="__RefHeading___Toc296_2877472192"/><text:span text:style-name="T9">2.3.1 </text:span>DMR<text:bookmark-end text:name="__RefHeading___Toc296_2877472192"/></text:h>
      <text:p text:style-name="Text_20_body">DMR unfortunately doesn't have a guaranteed single name space. Individual IDs are reasonably well recognized to be managed by <text:a xlink:type="simple" xlink:href="https://www.radioid.net/database/search#" text:style-name="Internet_20_link" text:visited-style-name="Visited_20_Internet_20_Link">https://www.radioid.net/database/search#</text:a>! but Talk Groups are much less well managed. Talk Group XYZ on Brandmeister may be (and often is) different than Talk Group XYZ on a private cBridge system.</text:p>
      <text:list xml:id="list3327277795" text:style-name="L21">
        <text:list-item>
          <text:p text:style-name="P66">DMR IDs are encoded as: <text:span text:style-name="Source_20_Text">D&lt;number&gt;</text:span> eg: <text:span text:style-name="Source_20_Text">D3106728</text:span> for KR6ZY </text:p>
        </text:list-item>
        <text:list-item>
          <text:p text:style-name="P66">DMR Talk Groups are encoded by their network. Currently, the following networks are defined: </text:p>
          <text:list>
            <text:list-item>
              <text:p text:style-name="P66">Brandmeister: <text:span text:style-name="Source_20_Text">BM&lt;number&gt;</text:span> eg: <text:span text:style-name="Source_20_Text">BM31075</text:span> </text:p>
            </text:list-item>
            <text:list-item>
              <text:p text:style-name="P44">More networks to be defined here. </text:p>
            </text:list-item>
          </text:list>
        </text:list-item>
      </text:list>
      <text:h text:style-name="Heading_20_4" text:outline-level="4"><text:bookmark-start text:name="__RefHeading___Toc298_2877472192"/><text:span text:style-name="T9">2.3.2 </text:span>D-Star<text:bookmark-end text:name="__RefHeading___Toc298_2877472192"/></text:h>
      <text:p text:style-name="Text_20_body">D-Star reflectors have well defined names: REFxxxY which are encoded directly into base40.</text:p>
      <text:p text:style-name="Text_20_body"><text:span text:style-name="Strong_20_Emphasis">TODO</text:span> Individuals? Just callsigns?</text:p>
      <text:h text:style-name="Heading_20_4" text:outline-level="4"><text:bookmark-start text:name="__RefHeading___Toc300_2877472192"/><text:span text:style-name="T9">2.3.3 </text:span>Interoperability Challenges<text:bookmark-end text:name="__RefHeading___Toc300_2877472192"/></text:h>
      <text:list xml:id="list2438920624" text:style-name="L22">
        <text:list-item>
          <text:p text:style-name="P67">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45">We will have to transcode CODEC2 to whatever the other network uses (pretty much AMBE of one flavor or another.) I'd be curious to see how that sounds. </text:p>
        </text:list-item>
      </text:list>
      <text:p text:style-name="P17"><text:span text:style-name="Source_20_Text"><text:span text:style-name="T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0fbb36"/>
    </style:style>
    <style:style style:name="MT1" style:family="text">
      <style:text-properties officeooo:rsid="000fbb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8</text:page-number></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9T09:27:09.735343814</meta:creation-date>
    <dc:date>2019-12-20T15:16:00.051595214</dc:date>
    <meta:editing-duration>PT5H16M24S</meta:editing-duration>
    <meta:editing-cycles>12</meta:editing-cycles>
    <meta:generator>LibreOffice/6.3.0.4$Linux_X86_64 LibreOffice_project/30$Build-4</meta:generator>
    <meta:document-statistic meta:table-count="1" meta:image-count="0" meta:object-count="0" meta:page-count="18" meta:paragraph-count="282" meta:word-count="2770" meta:character-count="15964" meta:non-whitespace-character-count="13469"/>
  </office:meta>
</office:document-meta>
</file>